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h text:style-name="Title">We played those games too</text:h>
      <text:p text:style-name="Text_20_body">I saw two Eskimo girls playing a game<text:line-break/>blowing on each other's' vocal cords to make music<text:line-break/>on the tundra. I thought about how<text:line-break/>once we played the same game<text:line-break/>and the sounds blowing over the cords of our throats<text:line-break/>was the same as a wind over frozen prairie.<text:line-break/>We are the Eskimo girls who played<text:line-break/>the game that night to keep ourselves warm.<text:line-break/>I run my hands over my daughter's<text:line-break/>voicebox as she hums a song<text:line-break/>about a seal and about killing the seal and about<text:line-break/>skinning it and rendering the blubber<text:line-break/>into clear oil to light lamps.<text:line-break/>I remember you are my lamp. She remembers<text:line-break/>you although you left before she arrived.<text:line-break/>I can never tell her about you.<text:line-break/>I will never be able to express that taste of your oil<text:line-break/>as we pushed our throats together.<text:line-break/>I will never be able to say how<text:line-break/>we share this blemish like conjoined twins.<text:line-break/>I will fail you always to remember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We played those games too</dc:title>
  </office:meta>
</office:document-meta>
</file>